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5625in" fo:margin-left="-0.5625in" fo:margin-top="0in" fo:margin-bottom="0in" table:align="left" style:writing-mode="lr-tb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5.56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18" style:family="table-row">
      <style:table-row-properties style:min-row-height="0.6056in" fo:keep-together="auto"/>
    </style:style>
    <style:style style:name="Table1.19" style:family="table-row">
      <style:table-row-properties style:min-row-height="0.4306in" fo:keep-together="auto"/>
    </style:style>
    <style:style style:name="P1" style:family="paragraph" style:parent-style-name="List_20_Paragraph">
      <style:paragraph-properties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List_20_Paragraph">
      <style:paragraph-properties fo:line-height="150%" fo:text-align="justify" style:justify-single-word="false"/>
    </style:style>
    <style:style style:name="P3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No_20_Spacing" style:list-style-name="WWNum41"/>
    <style:style style:name="P5" style:family="paragraph" style:parent-style-name="No_20_Spacing" style:list-style-name="WWNum42"/>
    <style:style style:name="P6" style:family="paragraph" style:parent-style-name="No_20_Spacing" style:list-style-name="WWNum43"/>
    <style:style style:name="P7" style:family="paragraph" style:parent-style-name="No_20_Spacing">
      <style:paragraph-properties fo:margin-left="0.25in" fo:margin-right="0in" fo:text-indent="0in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 style:master-page-name="Standard">
      <style:paragraph-properties fo:line-height="150%" fo:text-align="justify" style:justify-single-word="false"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5" style:family="text">
      <style:text-properties fo:color="#000000" style:font-name="Times New Roman" style:font-name-complex="Times New Roman1"/>
    </style:style>
    <style:style style:name="T6" style:family="text">
      <style:text-properties style:use-window-font-color="true" style:font-name="Times New Roman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KELDON 2020/2021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No_20_Spacing"><text:span text:style-name="T2">FACULTY</text:span></text:p>
          </table:table-cell>
          <table:table-cell table:style-name="Table1.A1" office:value-type="string">
            <text:p text:style-name="No_20_Spacing"><text:span text:style-name="T2">HITM/PROFESSIONAL PROGRAM</text:span></text:p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PROGRAMME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DEPARTMENT</text:span></text:p>
          </table:table-cell>
          <table:table-cell table:style-name="Table1.A1" office:value-type="string">
            <text:p text:style-name="No_20_Spacing"><text:span text:style-name="T2">COMPUTER ENGINEERING</text:span></text:p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COURSE TITLE</text:span></text:p>
          </table:table-cell>
          <table:table-cell table:style-name="Table1.A1" office:value-type="string">
            <text:p text:style-name="No_20_Spacing"><text:span text:style-name="T2">INTRODUCTION INTO OBJECT MODELING (UML)</text:span></text:p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COURSE CODE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CREDIT VALUE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CREDIT HOURS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LEVEL</text:span></text:p>
          </table:table-cell>
          <table:table-cell table:style-name="Table1.A1" office:value-type="string">
            <text:p text:style-name="No_20_Spacing"><text:span text:style-name="T2">II</text:span></text:p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SEMESTER</text:span></text:p>
          </table:table-cell>
          <table:table-cell table:style-name="Table1.A1" office:value-type="string">
            <text:p text:style-name="No_20_Spacing"><text:span text:style-name="T2">1</text:span><text:span text:style-name="T4">st</text:span></text:p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INSTRUCTOR’S name</text:span></text:p>
          </table:table-cell>
          <table:table-cell table:style-name="Table1.A1" office:value-type="string">
            <text:p text:style-name="No_20_Spacing"><text:span text:style-name="T2">Mr. Shiynsa Charles Lwanga</text:span></text:p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CONTACT: TEL, EMAIL</text:span></text:p>
          </table:table-cell>
          <table:table-cell table:style-name="Table1.A1" office:value-type="string">
            <text:p text:style-name="No_20_Spacing"><text:span text:style-name="T2">(+237) 675946657, <text:s/></text:span><text:a xlink:type="simple" xlink:href="mailto:shiynsacharlesl@yahoo.com" text:style-name="Internet_20_link" text:visited-style-name="Visited_20_Internet_20_Link"><text:span text:style-name="T2">shiynsacharlesl@yahoo.com</text:span></text:a></text:p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COURSE DESCRIPTION OR SYNOPSIS</text:span></text:p>
          </table:table-cell>
          <table:table-cell table:style-name="Table1.A1" office:value-type="string">
            <text:p text:style-name="No_20_Spacing"><text:span text:style-name="T2">This course deals with UML as a modeling language. Specifically, it deals with all the various UML diagrams</text:span></text:p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COURSE OBJECTIVES</text:span></text:p>
          </table:table-cell>
          <table:table-cell table:style-name="Table1.A1" office:value-type="string">
            <text:p text:style-name="No_20_Spacing"><text:span text:style-name="T1">By the end of this course, students should be able to </text:span></text:p>
            <text:list xml:id="list3904193215" text:style-name="WWNum41">
              <text:list-item>
                <text:p text:style-name="P4"><text:span text:style-name="T2">Define basic terms used in OOM (attributes, object, association, aggregation etc)</text:span></text:p>
              </text:list-item>
              <text:list-item>
                <text:p text:style-name="P4"><text:span text:style-name="T2">Distinguish between UML and other methodologies use for scientific works</text:span></text:p>
              </text:list-item>
              <text:list-item>
                <text:p text:style-name="P4"><text:span text:style-name="T2">List and explain the various structural and behaviourial things in UML</text:span></text:p>
              </text:list-item>
              <text:list-item>
                <text:p text:style-name="P4"><text:span text:style-name="T2">Practically design the class diagram for case study</text:span></text:p>
              </text:list-item>
              <text:list-item>
                <text:p text:style-name="P4"><text:span text:style-name="T2">Practically design the use case diagram for case study</text:span></text:p>
              </text:list-item>
              <text:list-item>
                <text:p text:style-name="P4"><text:span text:style-name="T2">Practically design the interaction diagram for case study</text:span></text:p>
              </text:list-item>
              <text:list-item>
                <text:p text:style-name="P4"><text:span text:style-name="T2">Practically design the state machine diagram for case study</text:span></text:p>
              </text:list-item>
              <text:list-item>
                <text:p text:style-name="P4"><text:span text:style-name="T2">Practically design the activity diagram for case study</text:span></text:p>
              </text:list-item>
              <text:list-item>
                <text:p text:style-name="P4"><text:span text:style-name="T2">Master object oriented design concepts</text:span></text:p>
              </text:list-item>
              <text:list-item>
                <text:p text:style-name="P4"><text:span text:style-name="T2">Automatic generating source codes (.sql codes) from conceptual and logical data models</text:span></text:p>
              </text:list-item>
              <text:list-item>
                <text:p text:style-name="P4"><text:span text:style-name="T2">Carry out a workshop on object oriented software engineering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EXPECTED OUTCOME</text:span></text:p>
          </table:table-cell>
          <table:table-cell table:style-name="Table1.A1" office:value-type="string">
            <text:p text:style-name="No_20_Spacing"><text:span text:style-name="T1">After a successful completion of this course, students’ will be able</text:span></text:p>
            <text:list xml:id="list91443611890878" text:continue-numbering="true" text:style-name="WWNum41">
              <text:list-item>
                <text:p text:style-name="P4"><text:span text:style-name="T2">Define basic terms used in OOM </text:span></text:p>
              </text:list-item>
              <text:list-item>
                <text:p text:style-name="P4"><text:span text:style-name="T2">Distinguish between UML and other methodologies like MERISE</text:span></text:p>
              </text:list-item>
              <text:list-item>
                <text:p text:style-name="P4"><text:span text:style-name="T2">Draw and differentiate between structural and behaviourial things in UML</text:span></text:p>
              </text:list-item>
              <text:list-item>
                <text:p text:style-name="P4"><text:span text:style-name="T2">Practically relate real life reality like analyzing a hospital or school management system by drawing its UML diagrams, interpreting and give a blue print of a software to manage such a system</text:span></text:p>
              </text:list-item>
              <text:list-item>
                <text:p text:style-name="P4"><text:span text:style-name="T2">Automatic generating source codes (.sql codes) from conceptual and logical data models</text:span></text:p>
              </text:list-item>
            </text:list>
            <text:list xml:id="list24337114" text:style-name="WWNum42">
              <text:list-item>
                <text:p text:style-name="P5"><text:span text:style-name="T2">Educate others via a workshop on object oriented software engineering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WEEKS (UNITS)</text:span></text:p>
          </table:table-cell>
          <table:table-cell table:style-name="Table1.A1" office:value-type="string">
            <text:p text:style-name="No_20_Spacing"><text:span text:style-name="T2">TOPICS</text:span></text:p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1</text:span></text:p>
          </table:table-cell>
          <table:table-cell table:style-name="Table1.A1" office:value-type="string">
            <text:p text:style-name="No_20_Spacing"><text:span text:style-name="T2">GENERAL INTRODUCTION</text:span></text:p>
            <text:list xml:id="list2503898292" text:style-name="WWNum43">
              <text:list-item>
                <text:p text:style-name="P6"><text:span text:style-name="T2">The course objectives</text:span></text:p>
              </text:list-item>
              <text:list-item>
                <text:p text:style-name="P6"><text:span text:style-name="T2">Course outline and chapter layout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2</text:span></text:p>
          </table:table-cell>
          <table:table-cell table:style-name="Table1.A1" office:value-type="string">
            <text:p text:style-name="No_20_Spacing"><text:span text:style-name="T2">Chapter 1</text:span></text:p>
            <text:list xml:id="list91442539494487" text:continue-numbering="true" text:style-name="WWNum43">
              <text:list-item>
                <text:p text:style-name="P6"><text:span text:style-name="fontstyle01"><text:span text:style-name="T3">Basic techniques of modeling computer systems</text:span></text:span></text:p>
              </text:list-item>
              <text:list-item>
                <text:p text:style-name="P6"><text:span text:style-name="fontstyle01"><text:span text:style-name="T3">Overview of Prominent Object-oriented Methodologies</text:span></text:span></text:p>
              </text:list-item>
            </text:list>
          </table:table-cell>
        </table:table-row>
        <table:table-row table:style-name="Table1.18">
          <table:table-cell table:style-name="Table1.A1" office:value-type="string">
            <text:p text:style-name="No_20_Spacing"><text:span text:style-name="T2">3</text:span></text:p>
          </table:table-cell>
          <table:table-cell table:style-name="Table1.A1" office:value-type="string">
            <text:p text:style-name="No_20_Spacing"><text:span text:style-name="T2">Chapter 2</text:span></text:p>
            <text:list xml:id="list91443975302575" text:continue-numbering="true" text:style-name="WWNum43">
              <text:list-item>
                <text:p text:style-name="P6"><text:span text:style-name="fontstyle01"><text:span text:style-name="T3">Introduction to UML (Unified Modeling Language)</text:span></text:span></text:p>
              </text:list-item>
            </text:list>
            <text:p text:style-name="P3"/>
          </table:table-cell>
        </table:table-row>
        <text:soft-page-break/>
        <table:table-row table:style-name="Table1.19">
          <table:table-cell table:style-name="Table1.A1" office:value-type="string">
            <text:p text:style-name="No_20_Spacing"><text:span text:style-name="T2">4</text:span></text:p>
          </table:table-cell>
          <table:table-cell table:style-name="Table1.A1" office:value-type="string">
            <text:p text:style-name="No_20_Spacing"><text:span text:style-name="T2">Chapter 3</text:span></text:p>
            <text:list xml:id="list91443854981419" text:continue-numbering="true" text:style-name="WWNum43">
              <text:list-item>
                <text:p text:style-name="P6"><text:span text:style-name="fontstyle01"><text:span text:style-name="T3">Overview of the development process</text:span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5</text:span></text:p>
          </table:table-cell>
          <table:table-cell table:style-name="Table1.A1" office:value-type="string">
            <text:p text:style-name="No_20_Spacing"><text:span text:style-name="T2">Chapter 4</text:span></text:p>
            <text:list xml:id="list91442553829454" text:continue-numbering="true" text:style-name="WWNum43">
              <text:list-item>
                <text:p text:style-name="P6"><text:span text:style-name="fontstyle01"><text:span text:style-name="T3">Study of the various UML diagrams (structural and behavioral diagrams)</text:span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6</text:span></text:p>
          </table:table-cell>
          <table:table-cell table:style-name="Table1.A1" office:value-type="string">
            <text:p text:style-name="No_20_Spacing"><text:span text:style-name="T2">Chapter <text:s/>5</text:span></text:p>
            <text:list xml:id="list91442253867782" text:continue-numbering="true" text:style-name="WWNum43">
              <text:list-item>
                <text:p text:style-name="P6"><text:span text:style-name="fontstyle01"><text:span text:style-name="T3">Class Diagram (attributes, association, aggregation, composition,</text:span></text:span><text:span text:style-name="T3"> </text:span><text:span text:style-name="fontstyle01"><text:span text:style-name="T3">generalization, parameterized classes)</text:span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7</text:span></text:p>
          </table:table-cell>
          <table:table-cell table:style-name="Table1.A1" office:value-type="string">
            <text:p text:style-name="No_20_Spacing"><text:span text:style-name="T2">Chapter <text:s/>6</text:span></text:p>
            <text:list xml:id="list91442702411792" text:continue-numbering="true" text:style-name="WWNum43">
              <text:list-item>
                <text:p text:style-name="P6"><text:span text:style-name="fontstyle01"><text:span text:style-name="T3">Use Case diagram.</text:span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8</text:span></text:p>
          </table:table-cell>
          <table:table-cell table:style-name="Table1.A1" office:value-type="string">
            <text:p text:style-name="No_20_Spacing"><text:span text:style-name="T2">Chapter 7</text:span></text:p>
            <text:list xml:id="list91443532625225" text:continue-numbering="true" text:style-name="WWNum43">
              <text:list-item>
                <text:p text:style-name="P6"><text:span text:style-name="fontstyle01"><text:span text:style-name="T3">Interaction diagrams (sequence diagram, collaboration diagram).</text:span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9</text:span></text:p>
          </table:table-cell>
          <table:table-cell table:style-name="Table1.A1" office:value-type="string">
            <text:p text:style-name="No_20_Spacing"><text:span text:style-name="T2">Chapter 8</text:span></text:p>
            <text:list xml:id="list91442189429701" text:continue-numbering="true" text:style-name="WWNum43">
              <text:list-item>
                <text:p text:style-name="P6"><text:span text:style-name="fontstyle01"><text:span text:style-name="T3">State Diagram and Activity Diagram.</text:span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10</text:span></text:p>
          </table:table-cell>
          <table:table-cell table:style-name="Table1.A1" office:value-type="string">
            <text:p text:style-name="No_20_Spacing"><text:span text:style-name="T2">Chapter 9</text:span></text:p>
            <text:list xml:id="list91442260095187" text:continue-numbering="true" text:style-name="WWNum43">
              <text:list-item>
                <text:p text:style-name="P6"><text:span text:style-name="fontstyle01"><text:span text:style-name="T3">Introduction to object-oriented design (inheritance, encapsulation,</text:span></text:span><text:span text:style-name="T5"> </text:span><text:span text:style-name="fontstyle01"><text:span text:style-name="T3">polymorphism, abstract interfaces, parameterized types).</text:span></text:span></text:p>
              </text:list-item>
            </text:list>
            <text:p text:style-name="P7"/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11</text:span></text:p>
          </table:table-cell>
          <table:table-cell table:style-name="Table1.A1" office:value-type="string">
            <text:p text:style-name="No_20_Spacing"><text:span text:style-name="T2">Chapter 10</text:span></text:p>
            <text:list xml:id="list91442171357423" text:continue-numbering="true" text:style-name="WWNum43">
              <text:list-item>
                <text:p text:style-name="P6"><text:span text:style-name="fontstyle01"><text:span text:style-name="T3">Design patterns in object-oriented design modeling of the source code.</text:span></text:span><text:span text:style-name="T5"> </text:span><text:span text:style-name="fontstyle01"><text:span text:style-name="T3">Modeling executable versions.</text:span>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No_20_Spacing"><text:span text:style-name="T2">12</text:span></text:p>
          </table:table-cell>
          <table:table-cell table:style-name="Table1.A1" office:value-type="string">
            <text:p text:style-name="No_20_Spacing"><text:span text:style-name="T2">Chapter 11 </text:span></text:p>
            <text:list xml:id="list91442907976263" text:continue-numbering="true" text:style-name="WWNum43">
              <text:list-item>
                <text:p text:style-name="P6"><text:span text:style-name="fontstyle01"><text:span text:style-name="T3">Workshop on object oriented software engineering</text:span></text:span></text:p>
              </text:list-item>
            </text:list>
          </table:table-cell>
        </table:table-row>
      </table:table>
      <text:p text:style-name="P8"/>
      <text:p text:style-name="P1"/>
      <text:p text:style-name="P2"><text:span text:style-name="T1">Mode of evaluation </text:span></text:p>
      <text:p text:style-name="P2"><text:span text:style-name="T2">Attendance 5%</text:span></text:p>
      <text:p text:style-name="P2"><text:span text:style-name="T2">Continuous assessment 25%</text:span></text:p>
      <text:p text:style-name="P2"><text:span text:style-name="T2">Final semester exam 70%</text:span></text:p>
      <text:p text:style-name="P2"><text:span text:style-name="T2">Nature of the course: 60% practical and 40% theory </text:span></text:p>
      <text:p text:style-name="P2"><text:span text:style-name="T2">Textbook: UML tutorial.pdf</text:span></text:p>
      <text:p text:style-name="P2"><text:span text:style-name="T2">Website: tutorialpoint.com</text:span></text:p>
      <text:p text:style-name="P2"><text:span text:style-name="T2">Tools: E-draw, Power design, MS visio, Windes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ntstyle01" style:family="text" style:parent-style-name="Default_20_Paragraph_20_Font">
      <style:text-properties fo:color="#000000" style:font-name="Century Gothic" fo:font-family="'Century Gothic'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4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87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52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ngr.  ChArLeS</meta:initial-creator>
    <meta:editing-cycles>187</meta:editing-cycles>
    <meta:creation-date>2018-09-09T12:09:00</meta:creation-date>
    <dc:date>2020-10-27T09:14:41.455253469</dc:date>
    <meta:editing-duration>PT10H1M23S</meta:editing-duration>
    <meta:generator>LibreOffice/6.4.4.2$Linux_X86_64 LibreOffice_project/40$Build-2</meta:generator>
    <meta:document-statistic meta:table-count="1" meta:image-count="0" meta:object-count="0" meta:page-count="2" meta:paragraph-count="90" meta:word-count="460" meta:character-count="2993" meta:non-whitespace-character-count="264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